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adanie dla studentów. LAB nr 1</text:p>
      <text:p text:style-name="Standard"/>
      <text:p text:style-name="Standard"/>
      <text:list xml:id="list6129090595974940326" text:style-name="L1">
        <text:list-item>
          <text:p text:style-name="P1">Stworzyć <text:span text:style-name="T4">własne</text:span> zbiory danych na bazie istniejących zbiorów obrazów, tekstów czy czegokolwiek dającego się wyrazić w formie zbioru wektorów wielowymiarowych (dane typu <text:span text:style-name="T1">structured</text:span>). Przykład: może być to zbiór jakiś tekstów w reprezentacji if-idf, Muszą być to zbiory duże (ok 10<text:span text:style-name="T2">4</text:span><text:span text:style-name="T3"> wektorów, min 10</text:span><text:span text:style-name="T2">2</text:span><text:span text:style-name="T3"> wymiarowych).</text:span></text:p>
        </text:list-item>
      </text:list>
      <text:p text:style-name="Standard"><text:span text:style-name="T3"/></text:p>
      <text:p text:style-name="Standard"><text:span text:style-name="T3"/></text:p>
      <text:list xml:id="list29339734" text:continue-numbering="true" text:style-name="L1">
        <text:list-item>
          <text:p text:style-name="P1">Zaadoptować zbiory MNIST, NORB, CIFAR do zadanej formy wektorów wielowymiarowych.</text:p>
        </text:list-item>
      </text:list>
      <text:p text:style-name="Standard"/>
      <text:p text:style-name="Standard"/>
      <text:list xml:id="list29343574" text:continue-numbering="true" text:style-name="L1">
        <text:list-item>
          <text:p text:style-name="P1">Stworzyć generator syntetycznych danych wielowymiarowych generujących dane o zadanej (zaburzonej) liczbie klas o różnych kształtach.</text:p>
        </text:list-item>
      </text:list>
      <text:p text:style-name="Standard"/>
      <text:p text:style-name="Standard"/>
      <text:list xml:id="list29352495" text:continue-numbering="true" text:style-name="L1">
        <text:list-item>
          <text:p text:style-name="P1">“Oswoić” biblioteki Python'owe </text:p>
          <text:p text:style-name="P1">patrz: <text:a xlink:type="simple" xlink:href="http://www.kdnuggets.com/2015/11/seven-steps-machine-learning-python.html" text:style-name="Internet_20_link" text:visited-style-name="Visited_20_Internet_20_Link">http://www.kdnuggets.com/2015/11/seven-steps-machine-learning-python.html</text:a></text:p>
          <text:p text:style-name="P1">numpy, pandas, matplotlib, scikitlern</text:p>
        </text:list-item>
      </text:list>
      <text:p text:style-name="Standard"/>
      <text:p text:style-name="Standard"/>
      <text:list xml:id="list29335822" text:continue-numbering="true" text:style-name="L1">
        <text:list-item>
          <text:p text:style-name="P1">Dla wygenerowanych i własnych danych opracować w formie raportu następujące ćwiczenie:</text:p>
          <text:list>
            <text:list-item>
              <text:p text:style-name="P1">jak wyglądają rozkłady odległości w zależności od wymiarowości danych (średnia oraz odchylenie standardowe): średnie odległości, odległości do najbliższego i dwóch najbliższych sąsiadów.</text:p>
            </text:list-item>
            <text:list-item>
              <text:p text:style-name="P1">Jak odległości rozpatrzyć: odległości Minkowskiego dla p=1,2,4 <text:s/>oraz odległość Czebyszewa, a także odległość cosinusowa.</text:p>
            </text:list-item>
            <text:list-item>
              <text:p text:style-name="P1">Która i DLACZEGO jest najbardziej (najmniej) odporna na efekt “przekleństwa wymiaru”.</text:p>
            </text:list-item>
          </text:list>
        </text:list-item>
      </text:list>
      <text:p text:style-name="Standard"/>
      <text:p text:style-name="Standard"/>
      <text:list xml:id="list29354374" text:continue-numbering="true" text:style-name="L1">
        <text:list-item>
          <text:p text:style-name="P1">Czy binaryzacja odległości jest w stanie przeciwdziałać problemowi “przekleństwa wymiaru”?</text:p>
        </text:list-item>
      </text:list>
      <text:p text:style-name="Standard"/>
      <text:p text:style-name="Standard"/>
      <text:p text:style-name="Standard"/>
      <text:list xml:id="list29347722" text:continue-numbering="true" text:style-name="L1">
        <text:list-item>
          <text:p text:style-name="P1">Sprawozdania przesyłać na moje konto do wtorku 12.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told Dzwinel</meta:initial-creator>
    <meta:creation-date>2017-10-10T23:13:20.74</meta:creation-date>
    <dc:date>2017-10-11T09:15:40.01</dc:date>
    <dc:creator>Witold Dzwinel</dc:creator>
    <meta:editing-duration>PT6M9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13" meta:word-count="171" meta:character-count="1343"/>
  </office:meta>
</office:document-meta>
</file>